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f75f" officeooo:paragraph-rsid="0011f75f"/>
    </style:style>
    <style:style style:name="P2" style:family="paragraph" style:parent-style-name="Table_20_Contents">
      <style:text-properties officeooo:rsid="00120464" officeooo:paragraph-rsid="00120464"/>
    </style:style>
    <style:style style:name="P3" style:family="paragraph" style:parent-style-name="Table_20_Contents">
      <style:text-properties officeooo:rsid="00149c76" officeooo:paragraph-rsid="00149c76"/>
    </style:style>
    <style:style style:name="P4" style:family="paragraph" style:parent-style-name="Table_20_Contents">
      <style:text-properties fo:font-size="9pt" officeooo:rsid="00149c76" officeooo:paragraph-rsid="00149c76" style:font-size-asian="9pt" style:font-size-complex="9pt"/>
    </style:style>
    <style:style style:name="P5" style:family="paragraph" style:parent-style-name="Standard">
      <style:text-properties officeooo:rsid="0012d175" officeooo:paragraph-rsid="0012d175"/>
    </style:style>
    <style:style style:name="P6" style:family="paragraph" style:parent-style-name="Standard">
      <style:text-properties officeooo:paragraph-rsid="0013dd90"/>
    </style:style>
    <style:style style:name="P7" style:family="paragraph" style:parent-style-name="Standard">
      <style:text-properties officeooo:rsid="0015ca86" officeooo:paragraph-rsid="0015ca86"/>
    </style:style>
    <style:style style:name="P8" style:family="paragraph" style:parent-style-name="Standard">
      <style:text-properties officeooo:rsid="001615b4" officeooo:paragraph-rsid="001615b4"/>
    </style:style>
    <style:style style:name="T1" style:family="text">
      <style:text-properties officeooo:rsid="0012d175"/>
    </style:style>
    <style:style style:name="T2" style:family="text">
      <style:text-properties officeooo:rsid="001368d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officeooo:rsid="00178f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\label[???_data_augmentation]</text:p>
      <text:p text:style-name="Standard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Expansion scheme</text:p>
            <text:p text:style-name="P1"/>
            <text:p text:style-name="P1">[code]</text:p>
            <text:p text:style-name="P1"/>
            <text:p text:style-name="P3"><text:s text:c="4"/><text:span text:style-name="T3">image_generator = custom_ImageDataGenerator(</text:span></text:p>
            <text:p text:style-name="P4"><text:s text:c="12"/>rotation_range = 0, <text:s/># randomly rotate images in the range (degrees, 0 to 180)</text:p>
            <text:p text:style-name="P4"><text:s text:c="12"/>width_shift_range = 0.1, <text:s/># randomly shift images horizontally (fraction of total width)</text:p>
            <text:p text:style-name="P4"><text:s text:c="12"/>height_shift_range = 0.1, <text:s/># randomly shift images vertically (fraction of total height)</text:p>
            <text:p text:style-name="P4"><text:s text:c="12"/>horizontal_flip = True, <text:s/># randomly flip images</text:p>
            <text:p text:style-name="P4"><text:s text:c="12"/>vertical_flip = False, <text:s/># randomly flip images</text:p>
            <text:p text:style-name="P4"><text:s text:c="4"/>)</text:p>
          </table:table-cell>
          <table:table-cell table:style-name="Table1.B1" office:value-type="string">
            <text:p text:style-name="P1">Aggresive expansion</text:p>
            <text:p text:style-name="P1"/>
            <text:p text:style-name="P1">[code]</text:p>
            <text:p text:style-name="P1"/>
            <text:p text:style-name="P3"><text:s/><text:span text:style-name="T3"><text:s text:c="3"/>image_generator = custom_ImageDataGenerator(</text:span></text:p>
            <text:p text:style-name="P4"><text:s text:c="12"/>rotation_range = 10.0, <text:s/># randomly rotate images in the range (degrees, 0 to 180)</text:p>
            <text:p text:style-name="P4"><text:s text:c="12"/>width_shift_range = 0.2, <text:s/># randomly shift images horizontally (fraction of total width)</text:p>
            <text:p text:style-name="P4"><text:s text:c="12"/>height_shift_range = 0.2, <text:s/># randomly shift images vertically (fraction of total height)</text:p>
            <text:p text:style-name="P4"><text:s text:c="12"/>horizontal_flip = True, <text:s/># randomly flip images</text:p>
            <text:p text:style-name="P4"><text:s text:c="12"/>vertical_flip = False, <text:s/># randomly flip images</text:p>
            <text:p text:style-name="P4"><text:s text:c="12"/>shear_range=0.2,</text:p>
            <text:p text:style-name="P4"><text:s text:c="12"/>zoom_range=0.2,</text:p>
            <text:p text:style-name="P4"><text:s text:c="4"/>)</text:p>
          </table:table-cell>
        </table:table-row>
        <table:table-row>
          <table:table-cell table:style-name="Table1.A2" table:number-columns-spanned="2" office:value-type="string">
            <text:p text:style-name="P2">Code: </text:p>
          </table:table-cell>
          <table:covered-table-cell/>
        </table:table-row>
      </table:table>
      <text:p text:style-name="Standard"/>
      <text:p text:style-name="P6"><text:span text:style-name="T1">We made use of Keras inbuilt a</text:span>bility of ImageDataGenerator <text:span text:style-name="T2">which can be controlled with syntax visible \ref[above the ???_data_augmentation]. We present two schemes of data augmentation first where we allow for flipping and image shifting in limited amount of 10\% of the whole image. </text:span></text:p>
      <text:p text:style-name="P6"/>
      <text:p text:style-name="P7">A more aggressive augmentation scheme is suggested for the second case, where we allow for flipping, shifting up to 20\%, rescale of 10\% and even shear and rotation of the image by 10 \degrees degrees.</text:p>
      <text:p text:style-name="P7"/>
      <text:p text:style-name="P8">For each image in our original dataset we create a fixed amount of images with random transformations allowed from this augmentation scheme. For practical reasons of limiting the size of our dataset we chose to generate 2 new images (effectively tripling the size of original dataset). <text:span text:style-name="T4">For reproducibility of the results we stored the expanded dataset into their own folders reusing the same randomly generated da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16:32:38.637798302</meta:creation-date>
    <meta:generator>LibreOffice/5.1.6.2$Linux_X86_64 LibreOffice_project/10m0$Build-2</meta:generator>
    <dc:date>2017-06-22T16:44:54.951285884</dc:date>
    <meta:editing-duration>PT7M29S</meta:editing-duration>
    <meta:editing-cycles>10</meta:editing-cycles>
    <meta:document-statistic meta:table-count="1" meta:image-count="0" meta:object-count="0" meta:page-count="1" meta:paragraph-count="25" meta:word-count="267" meta:character-count="1963" meta:non-whitespace-character-count="1549"/>
  </office:meta>
</office:document-meta>
</file>